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8.926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091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0.994cm"/>
    </style:style>
    <style:style style:name="ro3" style:family="table-row">
      <style:table-row-properties style:row-height="0.963cm"/>
    </style:style>
    <style:style style:name="ce1" style:family="table-cell">
      <loext:graphic-properties draw:fill="solid" draw:fill-color="#7da7d8"/>
      <style:paragraph-properties fo:border="0.0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7da7d8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2" style:family="paragraph">
      <style:paragraph-properties fo:text-align="center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fo:font-weight="bold" style:font-weight-asian="bold" style:font-weight-complex="bold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5.09cm" svg:height="3.022cm" svg:x="2.778cm" svg:y="3.43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Caffeine Dose</text:span></text:p>
              </table:table-cell>
            </table:table-row>
            <table:table-row table:style-name="ro2">
              <table:table-cell table:style-name="ce2">
                <text:p><text:span text:style-name="T2">0mg Caffeine</text:span></text:p>
              </table:table-cell>
            </table:table-row>
            <table:table-row table:style-name="ro3">
              <table:table-cell table:style-name="ce2">
                <text:p><text:span text:style-name="T2">100mg Caffein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876cm" svg:height="1.195cm" svg:x="7.374cm" svg:y="1.762cm">
          <draw:text-box>
            <text:p><text:span text:style-name="T3">Experimen</text:span><text:span text:style-name="T3">tal Design</text:span></text:p>
          </draw:text-box>
        </draw:frame>
        <draw:custom-shape draw:style-name="gr2" draw:text-style-name="P2" xml:id="id2" draw:id="id2" draw:layer="layout" svg:width="3.048cm" svg:height="2.032cm" svg:x="16.24cm" svg:y="4.008cm">
          <draw:glue-point draw:id="4" svg:x="-3.333cm" svg:y="-5cm"/>
          <draw:glue-point draw:id="5" svg:x="-3.75cm" svg:y="4.375cm"/>
          <draw:glue-point draw:id="6" svg:x="-5cm" svg:y="3.125cm"/>
          <draw:glue-point draw:id="7" svg:x="-5cm" svg:y="-3.125cm"/>
          <text:p><text:span text:style-name="T4">IQ Test</text:span></text:p>
          <text:p><text:span text:style-name="T4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curve" svg:x1="7.868cm" svg:y1="4.95cm" svg:x2="16.24cm" svg:y2="5.024cm" draw:start-shape="id1" draw:start-glue-point="1" draw:end-shape="id2" draw:end-glue-point="3" svg:d="M7868 4950c6280 0 2095 74 8372 74" svg:viewBox="0 0 8373 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9:32:35.576811380</meta:creation-date>
    <dc:date>2019-05-20T12:27:53.546178578</dc:date>
    <meta:editing-duration>PT7M29S</meta:editing-duration>
    <meta:editing-cycles>3</meta:editing-cycles>
    <meta:generator>LibreOffice/6.0.7.3$Linux_X86_64 LibreOffice_project/00m0$Build-3</meta:generator>
    <meta:document-statistic meta:object-count="4"/>
  </office:meta>
</office:document-meta>
</file>